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ew roman times" svg:font-family="New roman times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text-shadow="0in 0.0277in 0.0416in #6E747A" fo:color="#4472C4" fo:font-size="36pt" style:font-size-asian="36pt" style:font-size-complex="36pt"/>
    </style:style>
    <style:style style:name="P3" style:parent-style-name="trt0xe" style:family="paragraph">
      <style:paragraph-properties fo:margin-top="0in" fo:margin-bottom="0.0416in" fo:margin-left="-0.25in">
        <style:tab-stops/>
      </style:paragraph-properties>
    </style:style>
    <style:style style:name="T4" style:parent-style-name="DefaultParagraphFont" style:family="text">
      <style:text-properties style:font-name="New roman times" style:font-name-complex="Arial" fo:color="#202124"/>
    </style:style>
    <style:style style:name="T5" style:parent-style-name="DefaultParagraphFont" style:family="text">
      <style:text-properties style:font-name="New roman times" style:font-name-complex="Arial" fo:color="#202124"/>
    </style:style>
    <style:style style:name="T6" style:parent-style-name="DefaultParagraphFont" style:family="text">
      <style:text-properties style:font-name="New roman times" style:font-name-complex="Arial" fo:color="#202124"/>
    </style:style>
    <style:style style:name="T7" style:parent-style-name="DefaultParagraphFont" style:family="text">
      <style:text-properties style:font-name="New roman times" style:font-name-complex="Arial" fo:color="#202124"/>
    </style:style>
    <style:style style:name="P8" style:parent-style-name="trt0xe" style:family="paragraph">
      <style:paragraph-properties fo:margin-top="0in" fo:margin-bottom="0.0416in" fo:margin-left="-0.25in">
        <style:tab-stops/>
      </style:paragraph-properties>
      <style:text-properties style:font-name="New roman times" style:font-name-complex="Arial" fo:color="#202124"/>
    </style:style>
    <style:style style:name="P9" style:parent-style-name="Normal" style:family="paragraph">
      <style:text-properties style:font-name="New roman time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id="id0" draw:style-name="a0" draw:name="Text Box 1" text:anchor-type="paragraph" svg:x="0in" svg:y="0in" svg:width="3.75in" svg:height="2in" style:rel-width="scale" style:rel-height="scale"><draw:text-box><text:p text:style-name="P2">MOS<text:s/></text:p></draw:text-box><svg:title/><svg:desc/></draw:frame></text:p>
      <text:p text:style-name="Normal"/>
      <text:p text:style-name="Normal"/>
      <text:p text:style-name="P3">Microsoft Office Specialist is where you are learning new skills from day to day (for example learning how to do Database, learning how to use Microsoft Access,<text:s/><text:span text:style-name="T4">Creating<text:s/></text:span><text:span text:style-name="T5">S</text:span><text:span text:style-name="T6">preadsheet</text:span><text:span text:style-name="T7">,</text:span></text:p>
      <text:p text:style-name="P8">Creating tables,<text:s/>Running and<text:s/>Creating<text:s/>Macros,<text:s/>Data analysis,<text:s/>Data visualization, validating<text:s/>data,<text:s/>creating documents.) and by end of the you will be put in for a exam and be giving an certificate with all this experience it will help for employees to see how good<text:s/>you are in IT and it will help for your CV for other employees<text:s/>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ew roman times" svg:font-family="New roman times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rt0xe" style:display-name="trt0x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antha Brock</meta:initial-creator>
    <dc:creator>Samantha Brock</dc:creator>
    <meta:creation-date>2021-04-15T13:09:00Z</meta:creation-date>
    <dc:date>2021-04-15T13:24:00Z</dc:date>
    <meta:template xlink:href="Normal" xlink:type="simple"/>
    <meta:editing-cycles>1</meta:editing-cycles>
    <meta:editing-duration>PT900S</meta:editing-duration>
    <meta:document-statistic meta:page-count="1" meta:paragraph-count="1" meta:word-count="77" meta:character-count="515" meta:row-count="3" meta:non-whitespace-character-count="439"/>
  </office:meta>
</office:document-meta>
</file>